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font-size="11pt" style:font-size-asian="11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0" style:parent-style-name="Standard" style:family="paragraph">
      <style:text-properties fo:font-size="6pt" style:font-size-asian="6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T35" style:parent-style-name="DefaultParagraphFont" style:family="text">
      <style:text-properties style:font-name="Times New Roman" fo:font-style="italic" style:font-style-asian="italic" style:font-style-complex="italic"/>
    </style:style>
    <style:style style:name="P36" style:parent-style-name="ListParagraph" style:list-style-name="WWNum3" style:family="paragraph">
      <style:paragraph-properties fo:margin-bottom="0.0694in" fo:line-height="100%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9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ListParagraph" style:list-style-name="WWNum1" style:family="paragraph">
      <style:paragraph-properties fo:margin-bottom="0.0694in" fo:line-height="100%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size="12pt" style:font-size-asian="12pt"/>
    </style:style>
    <style:style style:name="T57" style:parent-style-name="DefaultParagraphFont" style:family="text">
      <style:text-properties style:font-name="Times New Roman" fo:font-style="italic" style:font-style-asian="italic"/>
    </style:style>
    <style:style style:name="P58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9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60" style:parent-style-name="Standard" style:family="paragraph">
      <style:text-properties fo:font-weight="bold" style:font-weight-asian="bold" fo:font-variant="small-caps" fo:font-size="10pt" style:font-size-asian="10pt"/>
    </style:style>
    <style:style style:name="TableColumn62" style:family="table-column">
      <style:table-column-properties style:column-width="3.559in" style:use-optimal-column-width="false"/>
    </style:style>
    <style:style style:name="TableColumn63" style:family="table-column">
      <style:table-column-properties style:column-width="3.9375in" style:use-optimal-column-width="false"/>
    </style:style>
    <style:style style:name="Table61" style:family="table">
      <style:table-properties style:width="7.4965in" fo:margin-left="-0.0854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6" style:parent-style-name="Standard" style:family="paragraph">
      <style:paragraph-properties fo:line-height="102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8" style:parent-style-name="Standard" style:family="paragraph">
      <style:paragraph-properties fo:line-height="102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1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Cell72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3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6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Cell77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8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1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Cell82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3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6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Cell87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8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1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TableCell92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3" style:parent-style-name="Standard" style:family="paragraph">
      <style:paragraph-properties fo:line-height="102%"/>
      <style:text-properties fo:font-size="10pt" style:font-size-asian="10pt" style:font-size-complex="10pt"/>
    </style:style>
    <style:style style:name="P94" style:parent-style-name="Standard" style:family="paragraph">
      <style:text-properties fo:font-style="italic" style:font-style-asian="italic" fo:font-size="11pt" style:font-size-asian="11pt" style:font-size-complex="11pt"/>
    </style:style>
    <style:style style:name="P95" style:parent-style-name="Standard" style:family="paragraph">
      <style:text-properties fo:font-style="italic" style:font-style-asian="italic" fo:font-size="11pt" style:font-size-asian="11pt" style:font-size-complex="11pt"/>
    </style:style>
    <style:style style:name="P96" style:parent-style-name="Standard" style:family="paragraph">
      <style:text-properties fo:font-size="6pt" style:font-size-asian="6pt" style:font-size-complex="11pt"/>
    </style:style>
    <style:style style:name="P97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98" style:parent-style-name="Standard" style:family="paragraph">
      <style:text-properties fo:font-size="6pt" style:font-size-asian="6pt"/>
    </style:style>
    <style:style style:name="T9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T10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style:font-style-complex="italic" fo:font-size="11pt" style:font-size-asian="11pt"/>
    </style:style>
    <style:style style:name="T112" style:parent-style-name="DefaultParagraphFont" style:family="text">
      <style:text-properties style:font-weight-complex="bold" style:font-style-complex="italic" fo:font-size="11pt" style:font-size-asian="11pt"/>
    </style:style>
    <style:style style:name="T113" style:parent-style-name="DefaultParagraphFont" style:family="text">
      <style:text-properties style:font-weight-complex="bold" style:font-style-complex="italic" fo:font-size="11pt" style:font-size-asian="11pt"/>
    </style:style>
    <style:style style:name="T114" style:parent-style-name="DefaultParagraphFont" style:family="text">
      <style:text-properties style:font-weight-complex="bold" style:font-style-complex="italic" fo:font-size="11pt" style:font-size-asian="11pt"/>
    </style:style>
    <style:style style:name="T115" style:parent-style-name="DefaultParagraphFont" style:family="text">
      <style:text-properties style:font-weight-complex="bold" style:font-style-complex="italic" fo:font-size="11pt" style:font-size-asian="11pt"/>
    </style:style>
    <style:style style:name="T116" style:parent-style-name="DefaultParagraphFont" style:family="text">
      <style:text-properties style:font-weight-complex="bold" style:font-style-complex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18" style:parent-style-name="Standard" style:family="paragraph">
      <style:text-properties style:font-weight-complex="bold" style:font-style-complex="italic" fo:font-size="11pt" style:font-size-asian="11pt"/>
    </style:style>
    <style:style style:name="P119" style:parent-style-name="Standard" style:family="paragraph">
      <style:text-properties style:font-weight-complex="bold" style:font-style-complex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1" style:parent-style-name="DefaultParagraphFont" style:family="text">
      <style:text-properties style:font-weight-complex="bold" fo:font-size="11pt" style:font-size-asian="11pt"/>
    </style:style>
    <style:style style:name="T122" style:parent-style-name="DefaultParagraphFont" style:family="text">
      <style:text-properties style:font-weight-complex="bold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30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13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2" style:parent-style-name="Standard" style:family="paragraph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style:text-position="super 63.6%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style:text-position="super 63.6%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ize="11pt" style:font-size-asian="11pt"/>
    </style:style>
    <style:style style:name="T179" style:parent-style-name="DefaultParagraphFont" style:family="text">
      <style:text-properties style:font-weight-complex="bold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8" style:parent-style-name="DefaultParagraphFont" style:family="text">
      <style:text-properties fo:font-style="italic" style:font-style-asian="italic" fo:font-size="11pt" style:font-size-asian="11pt"/>
    </style:style>
    <style:style style:name="T189" style:parent-style-name="DefaultParagraphFont" style:family="text">
      <style:text-properties fo:font-style="italic" style:font-style-asian="italic" fo:font-size="11pt" style:font-size-asian="11pt"/>
    </style:style>
    <style:style style:name="T19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97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198" style:parent-style-name="Standard" style:family="paragraph">
      <style:paragraph-properties fo:line-height="125%"/>
    </style:style>
    <style:style style:name="T19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07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208" style:parent-style-name="Standard" style:family="paragraph">
      <style:paragraph-properties fo:line-height="125%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T212" style:parent-style-name="DefaultParagraphFont" style:family="text">
      <style:text-properties style:font-weight-complex="bold" fo:font-size="11pt" style:font-size-asian="11pt" style:font-size-complex="11pt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ize="11pt" style:font-size-asian="11pt" style:font-size-complex="11pt"/>
    </style:style>
    <style:style style:name="T215" style:parent-style-name="DefaultParagraphFont" style:family="text">
      <style:text-properties style:font-weight-complex="bold" fo:font-size="11pt" style:font-size-asian="11pt" style:font-size-complex="11pt"/>
    </style:style>
    <style:style style:name="T216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17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218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0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1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2" style:parent-style-name="Framecontents" style:family="paragraph">
      <style:paragraph-properties fo:line-height="110%"/>
    </style:style>
    <style:style style:name="T223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24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703-732-0816 –<text:s/></text:span><text:a xlink:href="mailto:jliu1052@gmail.com" office:target-frame-name="_top" xlink:show="replace"><text:span text:style-name="T7">jliu1052@gmail.com</text:span></text:a></text:p>
      <text:p text:style-name="P8"/>
      <text:p text:style-name="P9">Education</text:p>
      <text:p text:style-name="P10"/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s/>Madison, WI</text:span></text:p>
      <text:list text:style-name="WWNum3">
        <text:list-item>
          <text:p text:style-name="P22"><text:span text:style-name="T23">Bachelor of<text:s/></text:span><text:span text:style-name="T24">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/>Sept. 2017 – May 202</text:span><text:span text:style-name="T35">0</text:span></text:p>
          <text:list text:continue-numbering="true">
            <text:list-item>
              <text:p text:style-name="P36"><text:span text:style-name="T37">GPA: 3.82</text:span></text:p>
            </text:list-item>
          </text:list>
        </text:list-item>
        <text:list-item>
          <text:p text:style-name="P38">Major: Computer Science</text:p>
        </text:list-item>
        <text:list-item>
          <text:p text:style-name="P39">Minor: Mathematics</text:p>
        </text:list-item>
      </text:list>
      <text:p text:style-name="Standard"><text:span text:style-name="T40">Thomas Jefferson High School for Science and Technology</text:span><text:span text:style-name="T41"><text:tab/></text:span><text:span text:style-name="T42"><text:tab/></text:span><text:span text:style-name="T43"><text:tab/></text:span><text:span text:style-name="T44"><text:tab/><text:s text:c="11"/></text:span><text:span text:style-name="T45">Alexandria, VA</text:span></text:p>
      <text:list text:style-name="WWNum1">
        <text:list-item>
          <text:p text:style-name="P46"><text:span text:style-name="T47">Jefferson Diploma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text:s text:c="10"/></text:span><text:span text:style-name="T56"><text:tab/><text:s/></text:span><text:span text:style-name="T57">Sept. 2013 – June 2017</text:span></text:p>
        </text:list-item>
        <text:list-item>
          <text:p text:style-name="P58">ACT: 35 Reading: 36<text:s/>Math: 36 Science: 34 Reading 33</text:p>
        </text:list-item>
        <text:list-item>
          <text:p text:style-name="P59">AP Computer Science: 5; AP Calculus AB/BC: 5; AP Psychology: 5, AP Statistics: 5, AP Government: 5</text:p>
        </text:list-item>
      </text:list>
      <text:p text:style-name="P60">COURSEWORK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AP/post-AP Courses*: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TJHSST Web and Mobile Research Lab</text:p>
          </table:table-cell>
          <table:table-cell table:style-name="TableCell72">
            <text:p text:style-name="P73">AP Physics C; M and EM</text:p>
          </table:table-cell>
        </table:table-row>
        <table:table-row table:style-name="TableRow74">
          <table:table-cell table:style-name="TableCell75">
            <text:p text:style-name="P76">AP Computer Science A + Data<text:s/>Structures</text:p>
          </table:table-cell>
          <table:table-cell table:style-name="TableCell77">
            <text:p text:style-name="P78">Multi-variable Calculus</text:p>
          </table:table-cell>
        </table:table-row>
        <table:table-row table:style-name="TableRow79">
          <table:table-cell table:style-name="TableCell80">
            <text:p text:style-name="P81">Artificial Intelligence 1 and 2</text:p>
          </table:table-cell>
          <table:table-cell table:style-name="TableCell82">
            <text:p text:style-name="P83">Linear Algebra</text:p>
          </table:table-cell>
        </table:table-row>
        <table:table-row table:style-name="TableRow84">
          <table:table-cell table:style-name="TableCell85">
            <text:p text:style-name="P86">Computer Vision</text:p>
          </table:table-cell>
          <table:table-cell table:style-name="TableCell87">
            <text:p text:style-name="P88">AP Statistics</text:p>
          </table:table-cell>
        </table:table-row>
        <table:table-row table:style-name="TableRow89">
          <table:table-cell table:style-name="TableCell90">
            <text:p text:style-name="P91">Web Application Development</text:p>
          </table:table-cell>
          <table:table-cell table:style-name="TableCell92">
            <text:p text:style-name="P93">Mobile Application Development</text:p>
          </table:table-cell>
        </table:table-row>
      </table:table>
      <text:p text:style-name="P94">*Post-AP signifies a course above AP level that requires one or more AP courses<text:s/>as a prerequisite.</text:p>
      <text:p text:style-name="P95">**Note: many are unlisted</text:p>
      <text:p text:style-name="P96"/>
      <text:p text:style-name="P97">Experience and Leadership</text:p>
      <text:p text:style-name="P98"/>
      <text:p text:style-name="Standard"><text:span text:style-name="T99">L&amp;S Center for Academic Excellence:</text:span><text:span text:style-name="T100"><text:s/>Webmaster and Social Media Coordinator</text:span><text:span text:style-name="T101"><text:tab/></text:span><text:span text:style-name="T102"><text:tab/></text:span><text:span text:style-name="T103"><text:tab/></text:span><text:span text:style-name="T104"><text:tab/><text:s text:c="4"/>2017-Present</text:span></text:p>
      <text:p text:style-name="Standard"><text:span text:style-name="T105"><text:tab/></text:span><text:span text:style-name="T106">Developed and maintained website for Center for Academic Excellence using JS, HTML, CSS</text:span></text:p>
      <text:p text:style-name="Standard"><text:span text:style-name="T107"><text:tab/>Coordinated with Letters and Science organizations and programs to maintain, update, and rework site</text:span></text:p>
      <text:p text:style-name="Standard"><text:span text:style-name="T108">Capital One:<text:s/></text:span><text:span text:style-name="T109">Associate Software Engineer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text:s text:c="9"/></text:span><text:span text:style-name="T117">June-August 2017</text:span></text:p>
      <text:p text:style-name="P118"><text:tab/>Helped maintain and develop banking web application using AngularJS, HTML, and<text:s/>CSS</text:p>
      <text:p text:style-name="P119"><text:tab/>Learned and used agile to collaborate with other programmers, teams, and managers</text:p>
      <text:p text:style-name="Standard"><text:span text:style-name="T120">Brain Health Alliance</text:span><text:span text:style-name="T121">: Software Intern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text:s text:c="6"/></text:span><text:span text:style-name="T128"><text:tab/><text:s text:c="17"/>June-September 2016</text:span></text:p>
      <text:p text:style-name="P129">Utilize a MEAN full-stack solution to investigate the potential of a NoSQL<text:s/>semantic web.</text:p>
      <text:p text:style-name="P130">Collaborate with peers to write and publish a paper in the W3 Consortium</text:p>
      <text:p text:style-name="Standard"><text:span text:style-name="T131">STEMBassadors</text:span><text:span text:style-name="T132">: Teacher Assistant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text:s text:c="4"/></text:span><text:span text:style-name="T141">June-September 2015</text:span></text:p>
      <text:p text:style-name="P142"><text:tab/>Worked with elementary school children to help develop STEM interests at an early age</text:p>
      <text:p text:style-name="Standard"><text:span text:style-name="T143"><text:tab/>Organized and led</text:span><text:span text:style-name="T144"><text:s/>math, science, and tech experiments among 1</text:span><text:span text:style-name="T145">st</text:span><text:span text:style-name="T146"><text:s/>to 6</text:span><text:span text:style-name="T147">th</text:span><text:span text:style-name="T148"><text:s/>graders</text:span></text:p>
      <text:p text:style-name="Standard"><text:span text:style-name="T149">UNICEF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text:s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text:s text:c="4"/>2</text:span><text:span text:style-name="T162">017-Present</text:span></text:p>
      <text:p text:style-name="Standard"><text:span text:style-name="T163">Software Development Club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text:s text:c="4"/>2017-Present</text:span></text:p>
      <text:p text:style-name="Standard"><text:span text:style-name="T174">Artificial Intelligence Club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text:s text:c="4"/></text:span><text:span text:style-name="T185">2017</text:span><text:span text:style-name="T186">-</text:span><text:span text:style-name="T187">Present</text:span></text:p>
      <text:p text:style-name="Standard"><text:span text:style-name="T188">Thomas Jefferson Crew (Winter/Spring) and Resilient</text:span><text:span text:style-name="T189"><text:s/>Rowing (Summer/Fall)</text:span><text:span text:style-name="T190"><text:tab/></text:span><text:span text:style-name="T191"><text:tab/></text:span><text:span text:style-name="T192"><text:tab/><text:s text:c="13"/></text:span><text:span text:style-name="T193"><text:tab/><text:s text:c="7"/></text:span><text:span text:style-name="T194"><text:s/></text:span><text:span text:style-name="T195">2013-2017</text:span></text:p>
      <text:p text:style-name="Standard"><text:span text:style-name="T196"><text:s text:c="3"/></text:span></text:p>
      <text:p text:style-name="P197">Honors and Achievements</text:p>
      <text:p text:style-name="P198"><text:span text:style-name="T199">National AP Scholar and AP Scholar with Distinction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text:s text:c="12"/></text:span><text:span text:style-name="T206"><text:tab/><text:s text:c="4"/>2016 &amp; 2017</text:span></text:p>
      <text:p text:style-name="P207">Jefferson Crew Most Valuable Player<text:s/><text:tab/><text:tab/><text:tab/><text:tab/><text:tab/><text:tab/><text:tab/><text:tab/><text:tab/><text:s text:c="3"/>Summer 2016</text:p>
      <text:p text:style-name="P208"><text:span text:style-name="T209">Scholastic National Champio</text:span><text:span text:style-name="T210">nship Regatta Men’s Varsity Second 8+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text:s text:c="2"/></text:span><text:span text:style-name="T216"><text:s text:c="3"/>Spring 2014</text:span></text:p>
      <text:p text:style-name="P217">Skills<text:tab/><text:tab/><text:tab/><text:tab/><text:tab/><text:tab/><text:tab/><text:s text:c="7"/></text:p>
      <text:p text:style-name="Standard"><draw:frame draw:z-index="251659264" draw:id="id0" draw:style-name="a0" draw:name="Frame2" text:anchor-type="paragraph" svg:x="3.8in" svg:y="9.49931in" svg:width="2.44653in" svg:height="0.675in" style:rel-width="scale" style:rel-height="scale"><draw:text-box><text:p text:style-name="P218">OS: Linux</text:p><text:p text:style-name="P219">Tools: Git, GitHub, Shell Script (Linux)</text:p></draw:text-box><svg:title/><svg:desc/></draw:frame><draw:frame draw:z-index="2" draw:id="id1" draw:style-name="a1" draw:name="Frame2" text:anchor-type="paragraph" svg:x="0.00833in" svg:y="10.00625in" svg:width="3.47431in" svg:height="0.675in" style:rel-width="scale" style:rel-height="scale"><draw:text-box><text:p text:style-name="P220">Programming Languages: Java, Python, Java</text:p><text:p text:style-name="P221">Web/Mobile Dev: HTML, CSS, JavaScript, jQuery, PHP</text:p><text:p text:style-name="P222"><text:span text:style-name="T223">Libraries/Frameworks:<text:s/></text:span><text:span text:style-name="T224">MySQL, MongoDB, AngularJS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5-31T16:44:00Z</dc:date>
    <meta:print-date>2017-08-17T19:31:00Z</meta:print-date>
    <meta:template xlink:href="Normal.dotm" xlink:type="simple"/>
    <meta:editing-cycles>79</meta:editing-cycles>
    <meta:editing-duration>PT640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1" meta:character-count="2554" meta:row-count="18" meta:non-whitespace-character-count="2178"/>
  </office:meta>
</office:document-meta>
</file>